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RW Bookman" svg:font-family="'URW Book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32cc3" officeooo:paragraph-rsid="00132cc3"/>
    </style:style>
    <style:style style:name="P2" style:family="paragraph" style:parent-style-name="Standard">
      <style:paragraph-properties fo:text-align="center" style:justify-single-word="false"/>
      <style:text-properties style:font-name="URW Bookman" fo:font-size="15pt" officeooo:rsid="00132cc3" officeooo:paragraph-rsid="00132cc3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URW Bookman" officeooo:rsid="00157c44" officeooo:paragraph-rsid="00157c44"/>
    </style:style>
    <style:style style:name="P4" style:family="paragraph" style:parent-style-name="Standard">
      <style:paragraph-properties fo:text-align="start" style:justify-single-word="false"/>
      <style:text-properties style:font-name="URW Bookman" officeooo:rsid="00171005" officeooo:paragraph-rsid="00171005"/>
    </style:style>
    <style:style style:name="P5" style:family="paragraph" style:parent-style-name="Standard">
      <style:paragraph-properties fo:text-align="start" style:justify-single-word="false"/>
      <style:text-properties style:font-name="URW Bookman" officeooo:rsid="001ee3d5" officeooo:paragraph-rsid="001ee3d5"/>
    </style:style>
    <style:style style:name="P6" style:family="paragraph" style:parent-style-name="Standard">
      <style:paragraph-properties fo:text-align="start" style:justify-single-word="false"/>
      <style:text-properties style:font-name="URW Bookman" officeooo:rsid="002565fc" officeooo:paragraph-rsid="002565fc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71005"/>
    </style:style>
    <style:style style:name="P8" style:family="paragraph" style:parent-style-name="Standard">
      <style:paragraph-properties fo:text-align="start" style:justify-single-word="false"/>
      <style:text-properties officeooo:rsid="0018c2c5" officeooo:paragraph-rsid="0018c2c5"/>
    </style:style>
    <style:style style:name="P9" style:family="paragraph" style:parent-style-name="Standard">
      <style:paragraph-properties fo:text-align="start" style:justify-single-word="false"/>
      <style:text-properties officeooo:rsid="001af615" officeooo:paragraph-rsid="001af615"/>
    </style:style>
    <style:style style:name="P10" style:family="paragraph" style:parent-style-name="Standard">
      <style:paragraph-properties fo:text-align="start" style:justify-single-word="false"/>
      <style:text-properties officeooo:rsid="001c01cf" officeooo:paragraph-rsid="001c01cf"/>
    </style:style>
    <style:style style:name="P11" style:family="paragraph" style:parent-style-name="Text_20_body" style:list-style-name="L4">
      <style:paragraph-properties fo:text-align="start" style:justify-single-word="false"/>
      <style:text-properties style:font-name="URW Bookman" officeooo:rsid="001ee3d5" officeooo:paragraph-rsid="0021a0bf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cm" fo:margin-bottom="0cm" loext:contextual-spacing="false"/>
    </style:style>
    <style:style style:name="P14" style:family="paragraph" style:parent-style-name="Text_20_body" style:list-style-name="L4">
      <style:paragraph-properties fo:margin-top="0cm" fo:margin-bottom="0cm" loext:contextual-spacing="false"/>
      <style:text-properties officeooo:paragraph-rsid="0021a0bf"/>
    </style:style>
    <style:style style:name="T1" style:family="text">
      <style:text-properties style:font-name="URW Bookman"/>
    </style:style>
    <style:style style:name="T2" style:family="text">
      <style:text-properties style:font-name="URW Bookman" officeooo:rsid="00171005"/>
    </style:style>
    <style:style style:name="T3" style:family="text">
      <style:text-properties style:font-name="URW Bookman" officeooo:rsid="001c01cf"/>
    </style:style>
    <style:style style:name="T4" style:family="text">
      <style:text-properties officeooo:rsid="001c01cf"/>
    </style:style>
    <style:style style:name="T5" style:family="text">
      <style:text-properties officeooo:rsid="0021a0b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artup Cloud Kit</text:p>
      <text:p text:style-name="P1"/>
      <text:p text:style-name="P3">Sources:</text:p>
      <text:p text:style-name="P3">1. Amazon</text:p>
      <text:p text:style-name="P3">2. Azure</text:p>
      <text:p text:style-name="P3">3. Google Cloud</text:p>
      <text:p text:style-name="P3"/>
      <text:p text:style-name="P3"/>
      <text:p text:style-name="P3"/>
      <text:p text:style-name="P4">1. Amazon AWS providing 1000$ AWS Credits.</text:p>
      <text:p text:style-name="P4"><text:tab/>https://aws.amazon.com/activate/</text:p>
      <text:p text:style-name="P4"><text:tab/>Requirements:</text:p>
      <text:list xml:id="list1942598037" text:style-name="L1">
        <text:list-item>
          <text:p text:style-name="P7"><text:span text:style-name="T2">Have an active AWS Account.</text:span></text:p>
        </text:list-item>
        <text:list-item>
          <text:p text:style-name="P7"><text:span text:style-name="T2">Startup must be self-funded, unbacked or bootstrapped</text:span></text:p>
        </text:list-item>
        <text:list-item>
          <text:p text:style-name="P7"><text:span text:style-name="T2">A company website or web profile</text:span></text:p>
        </text:list-item>
        <text:list-item>
          <text:p text:style-name="P7"><text:span text:style-name="T2">Startup must be less than 10 years old</text:span></text:p>
        </text:list-item>
      </text:list>
      <text:p text:style-name="P8"><text:span text:style-name="T2"><text:tab/></text:span></text:p>
      <text:p text:style-name="P8"><text:span text:style-name="T2"><text:tab/></text:span><text:span text:style-name="T1">Apply Link: </text:span><text:a xlink:type="simple" xlink:href="https://console.aws.amazon.com/activate/home/#/apply" text:style-name="Internet_20_link" text:visited-style-name="Visited_20_Internet_20_Link"><text:span text:style-name="T1">https://console.aws.amazon.com/activate/home/#/apply</text:span></text:a></text:p>
      <text:p text:style-name="P9"><text:span text:style-name="T1"/></text:p>
      <text:p text:style-name="P9"><text:span text:style-name="T1">2. Azure</text:span></text:p>
      <text:p text:style-name="P9"><text:span text:style-name="T1"><text:tab/></text:span><text:a xlink:type="simple" xlink:href="https://azure.microsoft.com/en-in/overview/startups/" text:style-name="Internet_20_link" text:visited-style-name="Visited_20_Internet_20_Link"><text:span text:style-name="T1">https://azure.microsoft.com/en-in/overview/startups/</text:span></text:a></text:p>
      <text:p text:style-name="P9"><text:span text:style-name="T1"><text:tab/></text:span><text:a xlink:type="simple" xlink:href="https://azure.microsoft.com/en-in/free/startups/?ref=MS4SU" text:style-name="Internet_20_link" text:visited-style-name="Visited_20_Internet_20_Link"><text:span text:style-name="T1">https://azure.microsoft.com/en-in/free/startups/?ref=MS4SU</text:span></text:a></text:p>
      <text:p text:style-name="P9"><text:span text:style-name="T1"><text:tab/></text:span></text:p>
      <text:p text:style-name="P9"><text:span text:style-name="T1"><text:tab/></text:span><text:span text:style-name="T3">Azure providing many free services for 12months time period also 200$ <text:tab/>credits for 1 month. </text:span></text:p>
      <text:p text:style-name="P10"><text:span text:style-name="T3"/></text:p>
      <text:p text:style-name="P10"><text:span text:style-name="T3">3. </text:span><text:span text:style-name="T1">Google Cloud</text:span></text:p>
      <text:p text:style-name="P4"><text:tab/><text:span text:style-name="T4">Google Cloud provinding 2000$ or More Cloud credits based on their <text:tab/>review. </text:span></text:p>
      <text:p text:style-name="P4"><text:tab/><text:a xlink:type="simple" xlink:href="https://inthecloud.withgoogle.com/startup/dl-cd.html" text:style-name="Internet_20_link" text:visited-style-name="Visited_20_Internet_20_Link">https://inthecloud.withgoogle.com/startup/dl-cd.html</text:a>?</text:p>
      <text:p text:style-name="P4"><text:tab/></text:p>
      <text:p text:style-name="P5"/>
      <text:p text:style-name="P5"/>
      <text:p text:style-name="P6">Have a look: </text:p>
      <text:p text:style-name="P6">https://github.com/dakshshah96/awesome-startup-credit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1245906391" text:style-name="L4">
        <text:list-item>
          <text:p text:style-name="P13"><text:a xlink:type="simple" xlink:href="https://aws.amazon.com/activate/" text:style-name="Internet_20_link" text:visited-style-name="Visited_20_Internet_20_Link"><text:span text:style-name="T1">AWS Activate</text:span></text:a><text:span text:style-name="T1"> - AWS Activate provides startups with a host of benefits, including AWS credits, technical support and training, to help grow your business. </text:span></text:p>
        </text:list-item>
        <text:list-item>
          <text:p text:style-name="P13"><text:a xlink:type="simple" xlink:href="https://developer.ibm.com/startups/" text:style-name="Internet_20_link" text:visited-style-name="Visited_20_Internet_20_Link"><text:span text:style-name="T1">Startup with IBM</text:span></text:a><text:span text:style-name="T1"> - With $120,000 in free IBM Cloud credits, Startup with IBM can put your business on the path to transformative growth. Disrupt your industry with IBM. </text:span></text:p>
        </text:list-item>
        <text:list-item>
          <text:p text:style-name="P13"><text:a xlink:type="simple" xlink:href="https://cloud.google.com/developers/startups/" text:style-name="Internet_20_link" text:visited-style-name="Visited_20_Internet_20_Link"><text:span text:style-name="T1">Google Cloud for Startups</text:span></text:a><text:span text:style-name="T1"> - Google Cloud for Startups empowers startups to grow with the same tools and infrastructure used to build Google. Your early-stage startup can take advantage of Cloud credits, community events, and training as you scale your business. </text:span></text:p>
        </text:list-item>
        <text:list-item>
          <text:p text:style-name="P13"><text:a xlink:type="simple" xlink:href="https://startups.microsoft.com/en-us/" text:style-name="Internet_20_link" text:visited-style-name="Visited_20_Internet_20_Link"><text:span text:style-name="T1">Microsoft for Startups</text:span></text:a><text:span text:style-name="T1"> - Get access to a wide range of benefits—from technical resources and free Azure cloud, to selling alongside Microsoft salespeople and partner channel. </text:span></text:p>
        </text:list-item>
        <text:list-item>
          <text:p text:style-name="P13"><text:a xlink:type="simple" xlink:href="https://www.alibabacloud.com/startup" text:style-name="Internet_20_link" text:visited-style-name="Visited_20_Internet_20_Link"><text:span text:style-name="T1">Create@Alibaba Cloud</text:span></text:a><text:span text:style-name="T1"> - Create@Alibaba Cloud is a global program focused on accelerating business success for startups. </text:span></text:p>
        </text:list-item>
        <text:list-item>
          <text:p text:style-name="P13"><text:a xlink:type="simple" xlink:href="https://www.oracle.com/startup/" text:style-name="Internet_20_link" text:visited-style-name="Visited_20_Internet_20_Link"><text:span text:style-name="T1">Oracle for Startups</text:span></text:a><text:span text:style-name="T1"> - Oracle is delivering a unique acceleration program that enables mutually beneficial business-building partnerships for startups, their customers, and Oracle. It starts with free cloud and expands to a rich collaboration that brings opportunities to engage with Oracle’s vast network of mentors, product experts, and customers. </text:span></text:p>
        </text:list-item>
        <text:list-item>
          <text:p text:style-name="P13"><text:a xlink:type="simple" xlink:href="https://www.clever-cloud.com/en/early-stage" text:style-name="Internet_20_link" text:visited-style-name="Visited_20_Internet_20_Link"><text:span text:style-name="T1">Clever Bootstrap Program</text:span></text:a><text:span text:style-name="T1"> - Clever Cloud is an IT Automation platform. They manage all the ops work while you focus on your business value. The Clever Bootstrap Program provides startups with 90% off on the first three months. Then a 10% discount is applied on your first apps for an unlimited amount of time. </text:span></text:p>
        </text:list-item>
        <text:list-item>
          <text:p text:style-name="P13"><text:a xlink:type="simple" xlink:href="https://www.heroku.com/accelerate" text:style-name="Internet_20_link" text:visited-style-name="Visited_20_Internet_20_Link"><text:span text:style-name="T1">Heroku for Startups Program</text:span></text:a><text:span text:style-name="T1"> - The Heroku for Startups Program provides teams with the resources they need to quickly get started on Heroku—including platform credits, technical support, and networking. </text:span></text:p>
        </text:list-item>
        <text:list-item>
          <text:p text:style-name="P12"><text:a xlink:type="simple" xlink:href="https://www.scaleway.com/en/startup-program/" text:style-name="Internet_20_link" text:visited-style-name="Visited_20_Internet_20_Link"><text:span text:style-name="T1">Scaleway Startup Program</text:span></text:a><text:span text:style-name="T1"> - The Scaleway Startup Program is a time-limited cloud computing partnership program designed for startups. Benefits include access to public cloud infrastructure combined with technical assistance, resources, advisory and advertising. </text:span></text:p>
        </text:list-item>
        <text:list-item>
          <text:p text:style-name="P11"><text:a xlink:type="simple" xlink:href="https://www.digitalocean.com/hatch/" text:style-name="Internet_20_link" text:visited-style-name="Visited_20_Internet_20_Link">Hatch by DigitalOcean</text:a> - Hatch helps developers create, launch, and scale their startups. This includes a range of perks to get you started, including 12 months of DigitalOcean credit to easily deploy and scale your infrastructure. </text:p>
          <text:p text:style-name="P14"><text:span text:style-name="T1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RW Bookman" svg:font-family="'URW Book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22:59:44.508088534</meta:creation-date>
    <dc:date>2022-01-11T23:16:05.202560986</dc:date>
    <meta:editing-duration>PT16M14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2" meta:paragraph-count="36" meta:word-count="442" meta:character-count="3040" meta:non-whitespace-character-count="2621"/>
  </office:meta>
</office:document-meta>
</file>